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 New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style:font-name="Courier New"/>
    </style:style>
    <style:style style:name="P3" style:family="paragraph" style:parent-style-name="Standard" style:list-style-name="L1">
      <style:text-properties style:font-name="Courier New" fo:font-weight="normal" style:font-weight-asian="normal" style:font-weight-complex="normal"/>
    </style:style>
    <style:style style:name="P4" style:family="paragraph" style:parent-style-name="Standard" style:list-style-name="L2">
      <style:text-properties style:font-name="Courier New" fo:font-weight="normal" style:font-weight-asian="normal" style:font-weight-complex="normal"/>
    </style:style>
    <style:style style:name="P5" style:family="paragraph" style:parent-style-name="Standard" style:list-style-name="L2">
      <style:text-properties style:font-name="Courier New"/>
    </style:style>
    <style:style style:name="P6" style:family="paragraph" style:parent-style-name="Standard">
      <style:text-properties style:font-name="Courier New" fo:font-weight="bold" style:font-weight-asian="bold" style:font-weight-complex="bold"/>
    </style:style>
    <style:style style:name="P7" style:family="paragraph" style:parent-style-name="Standard">
      <style:text-properties style:font-name="Courier New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color="#000000" style:font-name="Courier New"/>
    </style:style>
    <style:style style:name="P9" style:family="paragraph" style:parent-style-name="Standard" style:list-style-name="L2">
      <style:text-properties fo:color="#000000" style:font-name="Courier New"/>
    </style:style>
    <style:style style:name="P10" style:family="paragraph" style:parent-style-name="Standard" style:list-style-name="L3">
      <style:text-properties fo:color="#000000" style:font-name="Courier New"/>
    </style:style>
    <style:style style:name="P11" style:family="paragraph" style:parent-style-name="Standard" style:list-style-name="L4">
      <style:text-properties fo:color="#000000" style:font-name="Courier New" fo:font-weight="normal" style:font-weight-asian="normal" style:font-weight-complex="normal"/>
    </style:style>
    <style:style style:name="P12" style:family="paragraph" style:parent-style-name="Standard">
      <style:text-properties fo:color="#000000" style:font-name="Courier New" fo:font-weight="bold" style:font-weight-asian="bold" style:font-weight-complex="bold"/>
    </style:style>
    <style:style style:name="P13" style:family="paragraph" style:parent-style-name="Standard" style:list-style-name="L2">
      <style:text-properties fo:color="#6a8759" style:font-name="Times New Roman"/>
    </style:style>
    <style:style style:name="P14" style:family="paragraph" style:parent-style-name="Standard" style:list-style-name="L6">
      <style:text-properties fo:color="#ff3399" style:font-name="Courier New" fo:font-weight="bold" style:font-weight-asian="bold" style:font-weight-complex="bold"/>
    </style:style>
    <style:style style:name="P15" style:family="paragraph" style:parent-style-name="Standard" style:list-style-name="L5">
      <style:text-properties fo:color="#ff3399" style:font-name="Courier New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color="#6a875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66ff"/>
    </style:style>
    <style:style style:name="T4" style:family="text">
      <style:text-properties fo:color="#ff66ff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an projektu: </text:p>
      <text:p text:style-name="P7">update: NJ 6.06.17:</text:p>
      <text:list xml:id="list2675673643692667588" text:style-name="L5">
        <text:list-item>
          <text:p text:style-name="P15">pozmieniane Date na LocalDateTime</text:p>
        </text:list-item>
        <text:list-item>
          <text:p text:style-name="P15">w gui można wybrać czy chcemy wczytać z pliku czy manualnie(narazie jesli dla instruktora damy z pliku to dla studentow tez musimy) po wybraniu normalnie generate schedule</text:p>
        </text:list-item>
        <text:list-item>
          <text:p text:style-name="P15">w gui wypisujemy date jako stringa wiec własciwie jest ok</text:p>
        </text:list-item>
      </text:list>
      <text:list xml:id="list7583801969330287633" text:style-name="L1">
        <text:list-item>
          <text:p text:style-name="P3">Dodałam klasę do tworzenia SATa z pliku, jest ona teraz domyślnie wyłowywana w mainie. Dla instruktora ograniczenia są w pliku instruktorzy.csv natomiast dla uczniów w pliku students.csv. Dane zapisywane w tych plikach:</text:p>
        </text:list-item>
      </text:list>
      <text:list xml:id="list5512563807521147941" text:style-name="L2">
        <text:list-item>
          <text:list>
            <text:list-item>
              <text:p text:style-name="P4">jako separator między polami jest średnik</text:p>
            </text:list-item>
            <text:list-item>
              <text:p text:style-name="P5"><text:span text:style-name="T2">data w formacie </text:span><text:span text:style-name="T1">"yyyy-MM-dd HH:mm:ss"</text:span></text:p>
            </text:list-item>
            <text:list-item>
              <text:p text:style-name="P9">nie można używać polskich znaków </text:p>
            </text:list-item>
            <text:list-item>
              <text:p text:style-name="P9">nie ma wgl sprawdzania poprawności wprowadzonych danych np. Koniec lekcji może być przed jej początkiem</text:p>
            </text:list-item>
          </text:list>
        </text:list-item>
      </text:list>
      <text:p text:style-name="P1"><text:tab/>W pliku z ograniczeniami dla uczniów dla jednego ucznia <text:tab/>insruktor powinien być taki sam</text:p>
      <text:list xml:id="list7868553118247542501" text:style-name="L3">
        <text:list-item>
          <text:p text:style-name="P10">Zmaina intów na date, nie zostało to jeszcze zmienione w GUI dlatego dodawanie ograniczeń zostało tam na razie zakomentowane. </text:p>
        </text:list-item>
      </text:list>
      <text:p text:style-name="P1"/>
      <text:p text:style-name="P1">PS. nie wiem dlaczego przycisk u studentów jest taki walnięty :P</text:p>
      <text:p text:style-name="P1"/>
      <text:p text:style-name="P12">Do zrobienia:</text:p>
      <text:p text:style-name="P12"/>
      <text:list xml:id="list4434577390857601307" text:style-name="L6">
        <text:list-item>
          <text:p text:style-name="P14">pomysły są dwa: 1.okienko na początku pyta czy z pliku czy nie; 2. rozdzielenie wgrywania z pliku dla studenta I instruktora tak żeby jedno można wgrać a drugie uzupełnić ręcznie</text:p>
        </text:list-item>
      </text:list>
      <text:list xml:id="list3772439532351261308" text:style-name="L4">
        <text:list-item>
          <text:p text:style-name="P11">W GUI zmiana intów na Date //jest string-nie ma inta</text:p>
        </text:list-item>
        <text:list-item>
          <text:p text:style-name="P11">Dorobienie GUI na dodawanie plików z kompa <text:span text:style-name="T3">– mniej wiecej—będzie ładniej</text:span></text:p>
        </text:list-item>
        <text:list-item>
          <text:p text:style-name="P11">Przetestowanie na większej ilości danych (ja robiłam na razie tylko na 2 instruktorach I 2 uczniach). Nie jestem pewna czy na pewno dobrze zmienilam warunki dla dat mogłam pomieszać after I before dlateczo trzeba to dokładnie przeanalizować.</text:p>
        </text:list-item>
        <text:list-item>
          <text:p text:style-name="P11">Jest problem z tym jak do ucznia dodamy instruktora, który nie istnieje tzreba to sprawdzić</text:p>
        </text:list-item>
        <text:list-item>
          <text:p text:style-name="P11">Dodać instruktora dla konkretnego ograniczenia a nie dla ucznia </text:p>
        </text:list-item>
        <text:list-item>
          <text:p text:style-name="P11">Zapisanie wynkiu sata do pliku i <text:span text:style-name="T4">wyświetlanie wyniku - zrobione</text:span></text:p>
          <text:p text:style-name="P11"/>
        </text:list-item>
      </text:list>
      <text:p text:style-name="P1"/>
      <text:p text:style-name="P1"><text:tab/></text:p>
      <text:p text:style-name="P2"/>
      <text:list xml:id="list43221129" text:continue-list="list5512563807521147941" text:style-name="L2">
        <text:list-item>
          <text:list>
            <text:list-header>
              <text:p text:style-name="P13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zabela Kiełbasa</meta:initial-creator>
    <meta:creation-date>2017-06-02T16:44:41.86</meta:creation-date>
    <dc:date>2017-06-06T23:04:11.77</dc:date>
    <dc:creator>Nat Jan</dc:creator>
    <meta:editing-duration>PT1H19M15S</meta:editing-duration>
    <meta:editing-cycles>11</meta:editing-cycles>
    <meta:generator>OpenOffice/4.1.3$Win32 OpenOffice.org_project/413m1$Build-9783</meta:generator>
    <meta:document-statistic meta:table-count="0" meta:image-count="0" meta:object-count="0" meta:page-count="1" meta:paragraph-count="22" meta:word-count="293" meta:character-count="1798"/>
  </office:meta>
</office:document-meta>
</file>